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76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/>
    </style:style>
    <style:style style:name="ce7" style:family="table-cell" style:parent-style-name="Default" style:data-style-name="N126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3" office:value-type="string" calcext:value-type="string">
            <text:p>Constants</text:p>
          </table:table-cell>
          <table:table-cell/>
          <table:table-cell table:style-name="ce3" office:value-type="string" calcext:value-type="string">
            <text:p>Laser and Lar specs</text:p>
          </table:table-cell>
          <table:table-cell/>
          <table:table-cell table:style-name="ce3" office:value-type="string" calcext:value-type="string">
            <text:p>Calculated Numbers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Laser Energy [J]</text:p>
          </table:table-cell>
          <table:table-cell/>
          <table:table-cell office:value-type="string" calcext:value-type="string">
            <text:p>Beam Power [W]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float" office:value="3.14159265359" calcext:value-type="float">
            <text:p>3.14159265359</text:p>
          </table:table-cell>
          <table:table-cell/>
          <table:table-cell table:style-name="ce1" office:value-type="float" office:value="0.06" calcext:value-type="float">
            <text:p>6.00E-02</text:p>
          </table:table-cell>
          <table:table-cell/>
          <table:table-cell table:style-name="ce1" table:formula="of:=[.C19]*[.C4]/[.C7]" office:value-type="float" office:value="9400000" calcext:value-type="float">
            <text:p>9.40E+06</text:p>
          </table:table-cell>
          <table:table-cell table:style-name="ce1" table:formula="of:=[.E4]*[.C25]/100" office:value-type="float" office:value="216200" calcext:value-type="float">
            <text:p>2.16E+0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Pulse width [s] 4 – 6 ns</text:p>
          </table:table-cell>
          <table:table-cell/>
          <table:table-cell office:value-type="string" calcext:value-type="string">
            <text:p>Beam Intensity [W/m^2]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[W/cm^2]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1" office:value-type="float" office:value="6.0221415E+023" calcext:value-type="float">
            <text:p>6.02E+23</text:p>
          </table:table-cell>
          <table:table-cell/>
          <table:table-cell table:style-name="ce1" office:value-type="float" office:value="0.000000006" calcext:value-type="float">
            <text:p>6.00E-09</text:p>
          </table:table-cell>
          <table:table-cell/>
          <table:table-cell table:style-name="ce1" table:formula="of:=2*[.E4]/([.A4]*[.C10]^2)" office:value-type="float" office:value="166228496118.191" calcext:value-type="float">
            <text:p>1.66E+11</text:p>
          </table:table-cell>
          <table:table-cell table:style-name="ce1" table:formula="of:=[.E7]*[.C25]/100" office:value-type="float" office:value="3823255410.71839" calcext:value-type="float">
            <text:p>3.82E+09</text:p>
          </table:table-cell>
          <table:table-cell/>
          <table:table-cell table:style-name="ce1" table:formula="of:=[.E7]/100^2" office:value-type="float" office:value="16622849.6118191" calcext:value-type="float">
            <text:p>1.66E+07</text:p>
          </table:table-cell>
          <table:table-cell table:style-name="ce1" table:formula="of:=[.H7]/100*[.C25]" office:value-type="float" office:value="382325.541071839" calcext:value-type="float">
            <text:p>3.82E+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eam Diameter [m]</text:p>
          </table:table-cell>
          <table:table-cell/>
          <table:table-cell office:value-type="string" calcext:value-type="string">
            <text:p>Field Strength [V/m]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[V/cm]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/>
          <table:table-cell table:style-name="ce1" office:value-type="float" office:value="0.006" calcext:value-type="float">
            <text:p>6.00E-03</text:p>
          </table:table-cell>
          <table:table-cell/>
          <table:table-cell table:style-name="ce1" table:formula="of:=SQRT(2*[.E7]/([.A10]*[.A19]*[.A22]))" office:value-type="float" office:value="9125551.0969535" calcext:value-type="float">
            <text:p>9.13E+06</text:p>
          </table:table-cell>
          <table:table-cell table:style-name="ce1" table:formula="of:=[.E10]*[.C25]/100" office:value-type="float" office:value="209887.67522993" calcext:value-type="float">
            <text:p>2.10E+05</text:p>
          </table:table-cell>
          <table:table-cell table:style-name="ce1"/>
          <table:table-cell table:style-name="ce1" table:formula="of:=[.E10]/100" office:value-type="float" office:value="91255.510969535" calcext:value-type="float">
            <text:p>9.13E+04</text:p>
          </table:table-cell>
          <table:table-cell table:style-name="ce1" table:formula="of:=[.H10]/100*[.C25]" office:value-type="float" office:value="2098.8767522993" calcext:value-type="float">
            <text:p>2.10E+0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 </text:p>
          </table:table-cell>
          <table:table-cell/>
          <table:table-cell office:value-type="string" calcext:value-type="string">
            <text:p>Beam Divergence [rad]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Laser X-sec [cm^4 s]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1" office:value-type="float" office:value="6.6260693E-034" calcext:value-type="float">
            <text:p>6.63E-34</text:p>
          </table:table-cell>
          <table:table-cell/>
          <table:table-cell table:style-name="ce1" office:value-type="float" office:value="0.0005" calcext:value-type="float">
            <text:p>5.00E-04</text:p>
          </table:table-cell>
          <table:table-cell/>
          <table:table-cell table:style-name="ce1" table:formula="of:=[.C16]/[.A16]*SQRT(2*[.A28]*[.C22])/([.A25]*[.E10])" office:value-type="float" office:value="23930522866601.1" calcext:value-type="float">
            <text:p>2.39E+13</text:p>
          </table:table-cell>
          <table:table-cell table:style-name="ce1" table:formula="of:=[.E13]*[.C25]/100" office:value-type="float" office:value="550402025931.825" calcext:value-type="float">
            <text:p>5.50E+11</text:p>
          </table:table-cell>
          <table:table-cell/>
          <table:table-cell table:style-name="ce1" office:value-type="float" office:value="1.24E-056" calcext:value-type="float">
            <text:p>1.24E-56</text:p>
          </table:table-cell>
          <table:table-cell table:style-name="ce1" office:value-type="float" office:value="4E-057" calcext:value-type="float">
            <text:p>4.00E-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hbar</text:p>
          </table:table-cell>
          <table:table-cell/>
          <table:table-cell office:value-type="string" calcext:value-type="string">
            <text:p>Photon Energy [J]</text:p>
          </table:table-cell>
          <table:table-cell/>
          <table:table-cell office:value-type="string" calcext:value-type="string">
            <text:p>gamma^2</text:p>
          </table:table-cell>
          <table:table-cell table:number-columns-repeated="2"/>
          <table:table-cell office:value-type="string" calcext:value-type="string">
            <text:p>Laser rate [s^-1 per Ar]</text:p>
          </table:table-cell>
          <table:table-cell table:number-columns-repeated="3"/>
        </table:table-row>
        <table:table-row table:style-name="ro1">
          <table:table-cell table:style-name="ce1" table:formula="of:=[.A13]/2/[.A4]" office:value-type="float" office:value="1.05457168236439E-034" calcext:value-type="float">
            <text:p>1.05E-34</text:p>
          </table:table-cell>
          <table:table-cell/>
          <table:table-cell table:style-name="ce1" table:formula="of:=[.A10]/0.000000266*[.A13]" office:value-type="float" office:value="7.46784061024564E-019" calcext:value-type="float">
            <text:p>7.47E-19</text:p>
          </table:table-cell>
          <table:table-cell/>
          <table:table-cell table:style-name="ce1" table:formula="of:=[.E13]^2" office:value-type="float" office:value="5.72669924668918E+026" calcext:value-type="float">
            <text:p>5.73E+26</text:p>
          </table:table-cell>
          <table:table-cell table:style-name="ce1" table:formula="of:=[.E16]*[.C25]/100" office:value-type="float" office:value="1.31714082673851E+025" calcext:value-type="float">
            <text:p>1.32E+25</text:p>
          </table:table-cell>
          <table:table-cell/>
          <table:table-cell table:style-name="ce1" table:formula="of:=[.H13]*([.H7]/[.C16])^2" office:value-type="float" office:value="0.00000614387762482206" calcext:value-type="float">
            <text:p>6.14E-06</text:p>
          </table:table-cell>
          <table:table-cell table:style-name="ce1" table:formula="of:=SQRT(2*([.I7]/[.H7])^2+([.I13]/[.H13])^2)*[.H16]" office:value-type="float" office:value="0.0000019919458723306" calcext:value-type="float">
            <text:p>1.99E-0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psilon_0</text:p>
          </table:table-cell>
          <table:table-cell/>
          <table:table-cell office:value-type="string" calcext:value-type="string">
            <text:p>Gauss-Beam width factor</text:p>
          </table:table-cell>
          <table:table-cell table:number-columns-repeated="4"/>
          <table:table-cell office:value-type="string" calcext:value-type="string">
            <text:p>Multiphoton probability [per Ar]</text:p>
          </table:table-cell>
          <table:table-cell table:number-columns-repeated="3"/>
        </table:table-row>
        <table:table-row table:style-name="ro1">
          <table:table-cell table:style-name="ce1" office:value-type="float" office:value="0.0000000000088541878128" calcext:value-type="float">
            <text:p>8.85E-12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4"/>
          <table:table-cell table:style-name="ce1" table:formula="of:=[.C7]*[.H16]" office:value-type="float" office:value="0.0000000000000368632657489323" calcext:value-type="float">
            <text:p>3.69E-14</text:p>
          </table:table-cell>
          <table:table-cell table:style-name="ce1" table:formula="of:=[.I16]/[.H16]*[.H19]" office:value-type="float" office:value="0.0000000000000119516752339836" calcext:value-type="float">
            <text:p>1.20E-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psilon_r</text:p>
          </table:table-cell>
          <table:table-cell/>
          <table:table-cell office:value-type="string" calcext:value-type="string">
            <text:p>I_Lar</text:p>
          </table:table-cell>
          <table:table-cell/>
          <table:table-cell office:value-type="string" calcext:value-type="string">
            <text:p>I_Gar [cm^-1]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Argon ions per mm beam</text:p>
          </table:table-cell>
          <table:table-cell table:number-columns-repeated="3"/>
        </table:table-row>
        <table:table-row table:style-name="ro1">
          <table:table-cell office:value-type="float" office:value="1.504" calcext:value-type="float">
            <text:p>1.50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27109.842" calcext:value-type="float">
            <text:p>127109.842</text:p>
          </table:table-cell>
          <table:table-cell office:value-type="float" office:value="0.006" calcext:value-type="float">
            <text:p>0.006</text:p>
          </table:table-cell>
          <table:table-cell/>
          <table:table-cell table:style-name="ce1" table:formula="of:=[.C31]*[.A34]/[.A31]*[.A7]*[.H19]" office:value-type="float" office:value="2194.1716738788" calcext:value-type="float">
            <text:p>2.19E+0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nergy Error [%]</text:p>
          </table:table-cell>
          <table:table-cell/>
          <table:table-cell office:value-type="string" calcext:value-type="string">
            <text:p>I_Gar [eV]</text:p>
          </table:table-cell>
          <table:table-cell table:number-columns-repeated="6"/>
        </table:table-row>
        <table:table-row table:style-name="ro1">
          <table:table-cell table:style-name="ce1" office:value-type="float" office:value="1.602176634E-019" calcext:value-type="float">
            <text:p>1.60E-19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table:style-name="ce7" table:formula="of:=[.E22]*100*[.A10]*[.A13]/[.A25]" office:value-type="float" office:value="15.7596098516794" calcext:value-type="float">
            <text:p>15.7596099</text:p>
          </table:table-cell>
          <table:table-cell table:style-name="ce8" table:formula="of:=[.F22]*100*[.A10]*[.A13]/[.A25]" office:value-type="float" office:value="0.000000743905095170177" calcext:value-type="float">
            <text:p>7.43905095170177E-0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Beam length [cm]</text:p>
          </table:table-cell>
          <table:table-cell table:number-columns-repeated="8"/>
        </table:table-row>
        <table:table-row table:style-name="ro1">
          <table:table-cell table:style-name="ce1" office:value-type="float" office:value="9.109E-031" calcext:value-type="float">
            <text:p>9.11E-3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 molar mass [g/mol]</text:p>
          </table:table-cell>
          <table:table-cell/>
          <table:table-cell office:value-type="string" calcext:value-type="string">
            <text:p>Beam volume [cm^3]</text:p>
          </table:table-cell>
          <table:table-cell table:number-columns-repeated="8"/>
        </table:table-row>
        <table:table-row table:style-name="ro1">
          <table:table-cell table:style-name="ce1" office:value-type="float" office:value="39.948" calcext:value-type="float">
            <text:p>3.99E+01</text:p>
          </table:table-cell>
          <table:table-cell/>
          <table:table-cell table:style-name="ce1" table:formula="of:=[.A4]*([.C10]/2)^2*[.C28]" office:value-type="float" office:value="0.000002827433388231" calcext:value-type="float">
            <text:p>2.83E-0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r density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float" office:value="1.39646" calcext:value-type="float">
            <text:p>1.39646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0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6:33:10.291581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21:52:58.797252119</meta:creation-date>
    <dc:date>2021-07-12T19:04:53.389392838</dc:date>
    <meta:editing-duration>PT11H12M23S</meta:editing-duration>
    <meta:editing-cycles>54</meta:editing-cycles>
    <meta:generator>LibreOffice/6.0.7.3$Linux_X86_64 LibreOffice_project/00m0$Build-3</meta:generator>
    <meta:document-statistic meta:table-count="1" meta:cell-count="91" meta:object-count="0"/>
  </office:meta>
</office:document-meta>
</file>